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Microsoft YaHei', SimHei, Arial, SimSun"/>
    <style:font-face style:name="courier new" svg:font-family="'courier new'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8ff9"/>
    </style:style>
    <style:style style:name="P2" style:family="paragraph" style:parent-style-name="Standard">
      <style:text-properties fo:font-variant="normal" fo:text-transform="none" fo:color="#000000" fo:letter-spacing="normal" officeooo:rsid="001a37b2" officeooo:paragraph-rsid="001a37b2" style:font-name-asian="courier new" style:font-size-asian="9.75pt" style:font-style-asian="normal" style:font-weight-asian="normal" loext:padding="0in" loext:border="none"/>
    </style:style>
    <style:style style:name="P3" style:family="paragraph" style:parent-style-name="Standard">
      <style:text-properties fo:font-variant="normal" fo:text-transform="none" fo:color="#000000" fo:letter-spacing="normal" officeooo:rsid="001a8ff9" officeooo:paragraph-rsid="001a8ff9" style:font-name-asian="courier new" style:font-size-asian="9.75pt" style:font-style-asian="normal" style:font-weight-asian="normal" loext:padding="0in" loext:border="none"/>
    </style:style>
    <style:style style:name="P4" style:family="paragraph" style:parent-style-name="Text_20_body">
      <style:text-properties officeooo:rsid="001a8ff9" officeooo:paragraph-rsid="001a8ff9"/>
    </style:style>
    <style:style style:name="T1" style:family="text">
      <style:text-properties officeooo:rsid="0019beba"/>
    </style:style>
    <style:style style:name="T2" style:family="text">
      <style:text-properties fo:font-variant="normal" fo:text-transform="none" fo:color="#000000" fo:letter-spacing="normal" style:font-name-asian="courier new" style:font-size-asian="9.75pt" style:font-style-asian="normal" style:font-weight-asian="normal" loext:padding="0in" loext:border="none"/>
    </style:style>
    <style:style style:name="T3" style:family="text">
      <style:text-properties officeooo:rsid="001a3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水平垂直居中<text:span text:style-name="T3">（如果用CSS3可以怎么实现）</text:span></text:p>
      <text:p text:style-name="Standard">3.<text:span text:style-name="T1">JS基本数据类型和引用 类型，及其在内存中是怎么存储的：</text:span></text:p>
      <text:p text:style-name="Standard"><text:tab/><text:span text:style-name="T1">5个基本数据类型：null,undefined,string,number.boolean；保存于栈内存中（变量标识符和值）</text:span></text:p>
      <text:p text:style-name="Standard"><text:tab/>引用类型:<text:span text:style-name="T1">object,array;栈区保存变量标识符和指向堆内存的指针、</text:span><text:span text:style-name="T2">堆内存中存储对象。</text:span></text:p>
      <text:p text:style-name="P2">4.JS怎么实现继承</text:p>
      <text:p text:style-name="P2">5.es6新增加的数据类型 <text:s/>symbol</text:p>
      <text:p text:style-name="P3">6.介绍项目遇到问题</text:p>
      <text:p text:style-name="P3"><text:tab/>（因为我提到react-router 所以让我介绍react-router具体的API+redux的优势）</text:p>
      <text:p text:style-name="P4">7.状态码 <text:s/>304（not nofify） 允许请求访问资源，但发送请求未满足条件的情况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SC" svg:font-family="'PingFang SC', 'Microsoft YaHei', SimHei, Arial, SimSun"/>
    <style:font-face style:name="courier new" svg:font-family="'courier new'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56:03.352128142</meta:creation-date>
    <dc:date>2018-03-15T22:31:43.718612034</dc:date>
    <meta:editing-duration>PT17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84" meta:character-count="304" meta:non-whitespace-character-count="292"/>
  </office:meta>
</office:document-meta>
</file>